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quirements</text:p>
      <text:p text:style-name="P1"/>
      <text:p text:style-name="P1">CPSC 301</text:p>
      <text:p text:style-name="P1">2012.03.09</text:p>
      <text:p text:style-name="P1"/>
      <text:p text:style-name="P1">Team Pleiades</text:p>
      <text:p text:style-name="P1"/>
      <text:p text:style-name="P1">Steven Huang</text:p>
      <text:p text:style-name="P1">Evan Ranshaw</text:p>
      <text:p text:style-name="P1">Kent Williams-King</text:p>
      <text:p text:style-name="P1">Mike Wing</text:p>
      <text:p text:style-name="P1">Jeff Wintersin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00:13:26</meta:creation-date>
    <dc:date>2012-03-08T00:23:35</dc:date>
    <meta:editing-duration>PT6M10S</meta:editing-duration>
    <meta:editing-cycles>2</meta:editing-cycles>
    <meta:generator>LibreOffice/3.4$Linux LibreOffice_project/340m1$Build-502</meta:generator>
    <meta:document-statistic meta:table-count="0" meta:image-count="0" meta:object-count="0" meta:page-count="1" meta:paragraph-count="9" meta:word-count="16" meta:character-count="111" meta:non-whitespace-character-count="104"/>
  </office:meta>
</office:document-meta>
</file>